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5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officeooo:rsid="0004544a"/>
    </style:style>
    <style:style style:name="T6" style:family="text">
      <style:text-properties officeooo:rsid="0006b7e5"/>
    </style:style>
    <style:style style:name="T7" style:family="text">
      <style:text-properties officeooo:rsid="000a69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ank you for purchasing the “<text:span text:style-name="T5">Rain Storm Effect</text:span><text:span text:style-name="T7">s</text:span><text:span text:style-name="T5">” </text:span><text:span text:style-name="T7">package</text:span>!<text:line-break/></text:p>
      <text:p text:style-name="P2"><text:span text:style-name="T2">Product Description</text:span><text:span text:style-name="T1"><text:line-break/></text:span><text:span text:style-name="T3">Realistic atmospheric heavy rain storm effect </text:span><text:span text:style-name="T4">f</text:span><text:span text:style-name="T3">or PC, Mac, Console and other higher-end platforms that easily drops onto your existing camera setup.</text:span><text:span text:style-name="T1"><text:line-break/><text:line-break/>Features:<text:line-break/></text:span></text:p>
      <text:list xml:id="list6104465788945341653" text:style-name="L1">
        <text:list-item>
          <text:p text:style-name="P4">Highly realistic rain storm effect.</text:p>
        </text:list-item>
        <text:list-item>
          <text:p text:style-name="P5">Particle collision with any surface, just drop it onto your camera and watch!</text:p>
        </text:list-item>
        <text:list-item>
          <text:p text:style-name="P5">Lightning effect with thunder sound effects.</text:p>
        </text:list-item>
        <text:list-item>
          <text:p text:style-name="P5">Wind particle system with wind sound effect.</text:p>
        </text:list-item>
        <text:list-item>
          <text:p text:style-name="P5">Atmospheric demo scene included to show rain storm effect to it's fulllest.</text:p>
        </text:list-item>
        <text:list-item>
          <text:p text:style-name="P5"><text:span text:style-name="T6">Mist</text:span> fog effect, generates around player tocreate more atmosphere.</text:p>
        </text:list-item>
      </text:list>
      <text:p text:style-name="P2"/>
      <text:p text:style-name="P1">Information<text:line-break/><text:span text:style-name="T5">Drop the existing “Rain Storm Parent” prefab onto your existing first person controller or use the “First Person Controller” prefab already setup. <text:s/>That's it, try walking around and see the effect get created around you and follow you. <text:s/>Also drop the “Wind Parent” prefab into your scene for a particle wind fog effect and sound effect. <text:s/>Drop the “Lightning Parent” prefab into the scene for a thunder and lightning effect.</text:span><text:line-break/><text:line-break/><text:span text:style-name="T6">To reduce the effect to improve frame rate for your project, click on the “Rain” object under “Rain Storm Parent” on your camera. <text:s/>Then click the Emission tab on the particle system in the inspector and lower the Rate count from 20,000 to what works for you. <text:s/>Also you can remove or turn off the “Mist Fog” effect to improve frame rate if it is an iss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4-11-24T22:43:19.43</dc:date>
    <meta:editing-duration>PT25S</meta:editing-duration>
    <meta:editing-cycles>6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9" meta:word-count="230" meta:character-count="1377" meta:non-whitespace-character-count="1153"/>
  </office:meta>
</office:document-meta>
</file>